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font-size="14pt" fo:language="fr" fo:country="FR" style:text-underline-style="solid" style:text-underline-width="auto" style:text-underline-color="font-color" fo:font-weight="bold" officeooo:rsid="001f6eba" officeooo:paragraph-rsid="001f6eba" style:font-size-asian="14pt" style:font-weight-asian="bold" style:font-size-complex="14pt" style:font-weight-complex="bold"/>
    </style:style>
    <style:style style:name="P3" style:family="paragraph" style:parent-style-name="Standard">
      <style:text-properties fo:font-size="14pt" fo:language="fr" fo:country="FR" style:text-underline-style="solid" style:text-underline-width="auto" style:text-underline-color="font-color" fo:font-weight="bold" officeooo:rsid="00254ab0" officeooo:paragraph-rsid="00254ab0" style:font-size-asian="14pt" style:font-weight-asian="bold" style:font-size-complex="14pt" style:font-weight-complex="bold"/>
    </style:style>
    <style:style style:name="P4" style:family="paragraph" style:parent-style-name="Standard">
      <style:text-properties fo:font-size="14pt" fo:language="fr" fo:country="FR" style:text-underline-style="solid" style:text-underline-width="auto" style:text-underline-color="font-color" fo:font-weight="bold" officeooo:rsid="00254ab0" officeooo:paragraph-rsid="0025c137" style:font-size-asian="14pt" style:font-weight-asian="bold" style:font-size-complex="14pt" style:font-weight-complex="bold"/>
    </style:style>
    <style:style style:name="P5" style:family="paragraph" style:parent-style-name="Standard">
      <style:text-properties fo:font-size="12pt" fo:language="fr" fo:country="FR" style:text-underline-style="none" fo:font-weight="normal" officeooo:rsid="001f6eba" officeooo:paragraph-rsid="001f6eba" style:font-size-asian="10.5pt" style:font-weight-asian="normal" style:font-size-complex="12pt" style:font-weight-complex="normal"/>
    </style:style>
    <style:style style:name="P6" style:family="paragraph" style:parent-style-name="Standard">
      <style:text-properties fo:font-size="12pt" fo:language="fr" fo:country="FR" style:text-underline-style="none" fo:font-weight="normal" officeooo:rsid="00227378" officeooo:paragraph-rsid="00227378" style:font-size-asian="10.5pt" style:font-weight-asian="normal" style:font-size-complex="12pt" style:font-weight-complex="normal"/>
    </style:style>
    <style:style style:name="P7" style:family="paragraph" style:parent-style-name="Standard">
      <style:text-properties fo:font-size="12pt" fo:language="fr" fo:country="FR" style:text-underline-style="none" fo:font-weight="normal" officeooo:rsid="00242869" officeooo:paragraph-rsid="00242869" style:font-size-asian="10.5pt" style:font-weight-asian="normal" style:font-size-complex="12pt" style:font-weight-complex="normal"/>
    </style:style>
    <style:style style:name="P8" style:family="paragraph" style:parent-style-name="Standard">
      <style:text-properties fo:font-size="12pt" fo:language="fr" fo:country="FR" style:text-underline-style="none" fo:font-weight="normal" officeooo:rsid="00254ab0" officeooo:paragraph-rsid="00254ab0" style:font-size-asian="10.5pt" style:font-weight-asian="normal" style:font-size-complex="12pt" style:font-weight-complex="normal"/>
    </style:style>
    <style:style style:name="P9" style:family="paragraph" style:parent-style-name="Standard">
      <style:text-properties fo:font-size="12pt" fo:language="fr" fo:country="FR" style:text-underline-style="none" fo:font-weight="normal" officeooo:rsid="00254ab0" officeooo:paragraph-rsid="0025c137" style:font-size-asian="10.5pt" style:font-weight-asian="normal" style:font-size-complex="12pt" style:font-weight-complex="normal"/>
    </style:style>
    <style:style style:name="P10" style:family="paragraph" style:parent-style-name="Standard">
      <style:text-properties fo:font-size="12pt" fo:language="fr" fo:country="FR" style:text-underline-style="none" fo:font-weight="normal" officeooo:rsid="0025c137" officeooo:paragraph-rsid="0025c137" style:font-size-asian="10.5pt" style:font-weight-asian="normal" style:font-size-complex="12pt" style:font-weight-complex="normal"/>
    </style:style>
    <style:style style:name="P11" style:family="paragraph" style:parent-style-name="Standard">
      <style:text-properties fo:font-size="12pt" fo:language="fr" fo:country="FR" style:text-underline-style="none" fo:font-weight="normal" officeooo:rsid="0025c137" officeooo:paragraph-rsid="0028f721" style:font-size-asian="10.5pt" style:font-weight-asian="normal" style:font-size-complex="12pt" style:font-weight-complex="normal"/>
    </style:style>
    <style:style style:name="P12" style:family="paragraph" style:parent-style-name="Standard">
      <style:text-properties fo:font-size="12pt" fo:language="fr" fo:country="FR" style:text-underline-style="none" fo:font-weight="normal" officeooo:rsid="0027a836" officeooo:paragraph-rsid="0027a836" style:font-size-asian="10.5pt" style:font-weight-asian="normal" style:font-size-complex="12pt" style:font-weight-complex="normal"/>
    </style:style>
    <style:style style:name="P13" style:family="paragraph" style:parent-style-name="Standard">
      <style:text-properties fo:font-size="12pt" fo:language="fr" fo:country="FR" style:text-underline-style="none" fo:font-weight="normal" officeooo:rsid="002a83b5" officeooo:paragraph-rsid="002a83b5" style:font-size-asian="10.5pt" style:font-weight-asian="normal" style:font-size-complex="12pt" style:font-weight-complex="normal"/>
    </style:style>
    <style:style style:name="P14" style:family="paragraph" style:parent-style-name="Standard">
      <style:text-properties fo:font-size="12pt" fo:language="fr" fo:country="FR" fo:font-style="italic" style:text-underline-style="solid" style:text-underline-width="auto" style:text-underline-color="font-color" fo:font-weight="normal" officeooo:rsid="00242869" officeooo:paragraph-rsid="00242869"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language="fr" fo:country="FR" fo:font-style="italic" style:text-underline-style="solid" style:text-underline-width="auto" style:text-underline-color="font-color" fo:font-weight="normal" officeooo:rsid="00242869" officeooo:paragraph-rsid="00242869" style:font-size-asian="12pt" style:font-style-asian="italic" style:font-weight-asian="normal" style:font-size-complex="12pt" style:font-style-complex="italic" style:font-weight-complex="normal"/>
    </style:style>
    <style:style style:name="P16" style:family="paragraph" style:parent-style-name="Standard">
      <style:text-properties officeooo:paragraph-rsid="00254ab0"/>
    </style:style>
    <style:style style:name="T1" style:family="text">
      <style:text-properties officeooo:rsid="001f6eba"/>
    </style:style>
    <style:style style:name="T2" style:family="text">
      <style:text-properties fo:font-style="italic" style:font-style-asian="italic" style:font-style-complex="italic"/>
    </style:style>
    <style:style style:name="T3" style:family="text">
      <style:text-properties fo:font-style="italic" officeooo:rsid="001f6eba" style:font-style-asian="italic" style:font-style-complex="italic"/>
    </style:style>
    <style:style style:name="T4" style:family="text">
      <style:text-properties fo:font-style="italic" style:text-underline-style="solid" style:text-underline-width="auto" style:text-underline-color="font-color" fo:font-weight="bold" officeooo:rsid="001f6eba"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officeooo:rsid="001f6eba" style:font-style-asian="italic" style:font-style-complex="italic"/>
    </style:style>
    <style:style style:name="T6" style:family="text">
      <style:text-properties fo:font-size="16pt" fo:font-style="italic" style:text-underline-style="solid" style:text-underline-width="auto" style:text-underline-color="font-color" fo:font-weight="bold" officeooo:rsid="001f6eba" style:font-size-asian="16pt" style:font-style-asian="italic" style:font-weight-asian="bold" style:font-size-complex="16pt" style:font-style-complex="italic" style:font-weight-complex="bold"/>
    </style:style>
    <style:style style:name="T7" style:family="text">
      <style:text-properties fo:font-size="16pt" fo:font-style="italic" style:text-underline-style="solid" style:text-underline-width="auto" style:text-underline-color="font-color" fo:font-weight="bold" officeooo:rsid="002ae6d7" style:font-size-asian="16pt" style:font-style-asian="italic" style:font-weight-asian="bold" style:font-size-complex="16pt" style:font-style-complex="italic" style:font-weight-complex="bold"/>
    </style:style>
    <style:style style:name="T8" style:family="text">
      <style:text-properties fo:font-size="12pt" fo:language="fr" fo:country="FR" style:text-underline-style="none" fo:font-weight="normal" style:font-size-asian="10.5pt" style:font-weight-asian="normal" style:font-size-complex="12pt" style:font-weight-complex="normal"/>
    </style:style>
    <style:style style:name="T9" style:family="text">
      <style:text-properties fo:font-size="12pt" fo:language="fr" fo:country="FR" style:text-underline-style="none" fo:font-weight="normal" officeooo:rsid="00254ab0" style:font-size-asian="10.5pt" style:font-weight-asian="normal" style:font-size-complex="12pt" style:font-weight-complex="normal"/>
    </style:style>
    <style:style style:name="T10" style:family="text">
      <style:text-properties fo:font-size="12pt" fo:language="fr" fo:country="FR" style:text-underline-style="none" fo:font-weight="normal" officeooo:rsid="002b13f3" style:font-size-asian="10.5pt" style:font-weight-asian="normal" style:font-size-complex="12pt" style:font-weight-complex="normal"/>
    </style:style>
    <style:style style:name="T11" style:family="text">
      <style:text-properties style:text-underline-style="none"/>
    </style:style>
    <style:style style:name="T12" style:family="text">
      <style:text-properties officeooo:rsid="0025c137"/>
    </style:style>
    <style:style style:name="T13" style:family="text">
      <style:text-properties officeooo:rsid="0028f721"/>
    </style:style>
    <style:style style:name="T14" style:family="text">
      <style:text-properties officeooo:rsid="002b1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span><text:span text:style-name="T6">Projet tut</text:span><text:span text:style-name="T7">eu</text:span><text:span text:style-name="T6">ré : Système automatisé de transaction de titres financiers.</text:span></text:p>
      <text:p text:style-name="P1"><text:span text:style-name="T6"/></text:p>
      <text:p text:style-name="P13"><text:span text:style-name="T3">G</text:span><text:span text:style-name="T2">roupe : Adrien Bervoet, Ludovic Carré</text:span></text:p>
      <text:p text:style-name="P1"/>
      <text:p text:style-name="P2">I Obtention des données</text:p>
      <text:p text:style-name="P2"/>
      <text:p text:style-name="P15">1)Titres Financiers</text:p>
      <text:p text:style-name="P5"><text:tab/></text:p>
      <text:p text:style-name="P6">La première partie de notre projet consistera à obtenir les cours des titres financiers côtés en bourse (action,option,warrant,turbo...) en temps réel de préférence ou alors un historique des cours depuis un certain temps. Dans ce deuxième cas, nous nous placerons dans le passé et l'on pourra ainsi vérifier que notre système mathématiques prévoit plus ou moins bien les fluctuations réel<text:span text:style-name="T14">le</text:span>s du marché.</text:p>
      <text:p text:style-name="P7">Cette obtention des données sera effectué à l'aide d'une API(qui reste à choisir) ou alors pourra être confectionné par nous, le premier choix sera cependant certainement sélectionné. Ces données seront stocké<text:span text:style-name="T14">e</text:span>s dans une base de données afin de pouvoir être analys<text:span text:style-name="T14">ées</text:span>.</text:p>
      <text:p text:style-name="P7"/>
      <text:p text:style-name="P14">2)Ordre achat/vente</text:p>
      <text:p text:style-name="P7"/>
      <text:p text:style-name="P8">La seconde partie de notre projet sera d'obtenir les ordres d'achats <text:span text:style-name="T14">et</text:span> de vente réellement reçus par le système boursier afin de pouvoir y ajouter nos ordres d'achats/ventes virtuels. Cela implique de recalculer les cours des titres des émetteurs touchés par nos ordres d'achats/ventes virtuels afin de ne pas fausser la réalité du marché, les cours des titres des émetteurs non touchés par nos offres de ventes/achats pourront eux cependant être tout simplement extrait<text:span text:style-name="T14">s</text:span> de l'API afin de limiter les calculs.</text:p>
      <text:p text:style-name="P2"/>
      <text:p text:style-name="P2">II Conception d'un modèle mathématiques de prévision des fluctuations</text:p>
      <text:p text:style-name="P3"/>
      <text:p text:style-name="P8">Cette grande partie du projet sera tout d'abord effectué<text:span text:style-name="T14">e </text:span>de manière théorique avec de simples applications pratiques, elle sera effectué en parallèle à la partie d'obtention des données.</text:p>
      <text:p text:style-name="P16"><text:span text:style-name="T9">Pour réaliser un modèle efficace et réaliste nous pourron</text:span><text:span text:style-name="T10">s</text:span><text:span text:style-name="T9"> nous aider d</text:span><text:span text:style-name="T10">'</text:span><text:span text:style-name="T9">Internet, mais nous comptons également sur l'aide de notre tuteur Oleg Loukianov afin de pouvoir nous aider sur la compréhension des formules, modèles, théories appliqués aux mathématiques financières.</text:span></text:p>
      <text:p text:style-name="P3"/>
      <text:p text:style-name="P2">III Réalisation du système en lien direct avec les données</text:p>
      <text:p text:style-name="P2"/>
      <text:p text:style-name="P10">Cette troisième partie consiste à lier la partie théorique qui aura été effectué<text:span text:style-name="T14">e</text:span> dans la prévision des fluctuations de cours, taux de risque etc... à la première partie d'extraction et stockage des données.</text:p>
      <text:p text:style-name="P11">Les données seront utilisé<text:span text:style-name="T14">es</text:span> dans le modèle mathématiques retranscrit en C afin de pouvoir déclencher <text:span text:style-name="T13">u</text:span>n ordre d'achat ou de vente en fonction des résultats obtenus (prévision d'une augmentation du prix d'achat, rentabilité/risque important). Le système devra donc pouvoir interroger la base de données afin de récupérer les informations mais aussi <text:span text:style-name="T14">d'y </text:span>stocker les résultats de ses calculs afin qu'un autre processus puisse les utiliser pour passer un ordre d'achat ou de vente. </text:p>
      <text:p text:style-name="P11"/>
      <text:p text:style-name="P11"/>
      <text:p text:style-name="P11"/>
      <text:p text:style-name="P11"/>
      <text:p text:style-name="P11"><text:soft-page-break/><text:span text:style-name="T13">Une interface utilisateur sera également conçu en C donnant des informations réduites aux clients, aucune information disponible quant aux raisons d'un ordre d'achat ou de vente, seulement un rappel de la valeur de ses actions/fonds ainsi qu'un historique des transactions effectuées le concernant. Il lui sera également possible d'éditer son profil afin d'influencer la stratégie d'investissement du système (risqué ou non, orienté long terme ou non, etc...).</text:span></text:p>
      <text:p text:style-name="P10"/>
      <text:p text:style-name="P10"/>
      <text:p text:style-name="P10"/>
      <text:p text:style-name="P10"/>
      <text:p text:style-name="P3">Suite du projet si fini en avance: </text:p>
      <text:p text:style-name="P3"/>
      <text:p text:style-name="P4"><text:span text:style-name="T12">IV Réalisation d'une application Android</text:span></text:p>
      <text:p text:style-name="P4"/>
      <text:p text:style-name="P9"><text:span text:style-name="T12">Si le projet est fini avant l'échéance on pourra éventuellement réaliser une application Android ayant pour but d'informer l'utilisateur ou qu'il soit de l'état de ses fonds, des actions qu'il possède, ainsi qu'un historique des transactions le concernant. Il pourra également lui être possible de modifier son profil afin d'adopter une technique d'investissement boursier plus sécuritaire ou au contraire plus agressive etc...</text:span></text:p>
      <text:p text:style-name="P9"/>
      <text:p text:style-name="P2">V Système d'analyse de fond de pages web</text:p>
      <text:p text:style-name="P2"/>
      <text:p text:style-name="P2"/>
      <text:p text:style-name="P12">Cette partie bonus ne sera effectué en dernier que si toutes les parties principales ainsi que l'application Android sont terminé<text:span text:style-name="T14">e</text:span>s bien avant l'échéance. Ce système nous permettra d'analyser les sites internets de news en relation avec la finance et le monde de l'entreprise afin de pouvoir prendre en compte dans notre système en plus des critères purement quantitatifs des événements pouvant avoir un impact indirect sur les fluctuations boursières (tremblement de terre, nouvelle loi,etc...). Ce système très ambitieux ne sera vraisemblablement pas réa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0:32:17.332000000</meta:creation-date>
    <dc:date>2014-09-17T23:06:43.971000000</dc:date>
    <meta:editing-duration>PT43M24S</meta:editing-duration>
    <meta:editing-cycles>5</meta:editing-cycles>
    <meta:generator>LibreOffice/4.1.4.2$Windows_x86 LibreOffice_project/0a0440ccc0227ad9829de5f46be37cfb6edcf72</meta:generator>
    <meta:print-date>2014-09-17T22:47:48.210000000</meta:print-date>
    <meta:document-statistic meta:table-count="0" meta:image-count="0" meta:object-count="0" meta:page-count="2" meta:paragraph-count="21" meta:word-count="632" meta:character-count="4191" meta:non-whitespace-character-count="3574"/>
  </office:meta>
</office:document-meta>
</file>